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Panel.creat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okie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Panel.populateTable( Cooki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Panel.createCookie( Object [ ] row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okiePanel.createCookieTab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okiePanel.modifyTestElement( TestElement c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okiePanel.addCookieToTabl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okiePanel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Panel.Cooki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Panel.createButton( String resName , char mnemonic , String command ,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Panel.actionPerformed( ActionEvent 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2">
            <text:p text:style-name="Table_20_Contents"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